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58.26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7"/>
        <table:table-column table:style-name="co5" table:number-columns-repeated="3" table:default-cell-style-name="ce1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aket</text:p>
          </table:table-cell>
          <table:table-cell table:style-name="ce3" office:value-type="string" calcext:value-type="string">
            <text:p>Klas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ginndatum</text:p>
          </table:table-cell>
          <table:table-cell office:value-type="string" calcext:value-type="string">
            <text:p>Fertigstellungsdatum</text:p>
          </table:table-cell>
          <table:table-cell/>
          <table:table-cell table:style-name="ce1" office:value-type="string" calcext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ugger</text:p>
          </table:table-cell>
          <table:table-cell table:style-name="ce4" office:value-type="string" calcext:value-type="string">
            <text:p>Subject</text:p>
          </table:table-cell>
          <table:table-cell table:number-columns-repeated="4"/>
          <table:table-cell table:style-name="ce10" office:value-type="string" calcext:value-type="string">
            <text:p>Grau 2</text:p>
          </table:table-cell>
          <table:table-cell office:value-type="string" calcext:value-type="string">
            <text:p>Nicht begonne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ebugLogicFacade</text:p>
          </table:table-cell>
          <table:table-cell table:number-columns-repeated="4"/>
          <table:table-cell table:style-name="ce11" office:value-type="string" calcext:value-type="string">
            <text:p>Orange 1</text:p>
          </table:table-cell>
          <table:table-cell office:value-type="string" calcext:value-type="string">
            <text:p>Begonne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rogramInput</text:p>
          </table:table-cell>
          <table:table-cell table:number-columns-repeated="4"/>
          <table:table-cell table:style-name="ce12" office:value-type="string" calcext:value-type="string">
            <text:p>Gelbgrün</text:p>
          </table:table-cell>
          <table:table-cell office:value-type="string" calcext:value-type="string">
            <text:p>Beende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reakpoint</text:p>
          </table:table-cell>
          <table:table-cell table:number-columns-repeated="4"/>
          <table:table-cell table:style-name="ce13" office:value-type="string" calcext:value-type="string">
            <text:p>Grün 3</text:p>
          </table:table-cell>
          <table:table-cell office:value-type="string" calcext:value-type="string">
            <text:p>Geteste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tepSizeSugges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nputValueSugges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lationalSuggestion</text:p>
          </table:table-cell>
          <table:table-cell table:number-columns-repeated="4"/>
          <table:table-cell office:value-type="string" calcext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1. rechtsklick inhalte einfüge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RelationalSuggestion</text:p>
          </table:table-cell>
          <table:table-cell table:number-columns-repeated="4"/>
          <table:table-cell office:value-type="string" calcext:value-type="string">
            <text:p>2. nur formate auswähle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3. O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Interpreter</text:p>
          </table:table-cell>
          <table:table-cell table:style-name="ce4" office:value-type="string" calcext:value-type="string">
            <text:p>GenerationControlle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CommandGenerationVisito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ope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Command</text:p>
          </table:table-cell>
          <table:table-cell office:value-type="string" calcext:value-type="string">
            <text:p>Benedikt</text:p>
          </table:table-cell>
          <table:table-cell table:number-columns-repeated="2" table:style-name="ce9" office:value-type="date" office:date-value="2018-10-10" calcext:value-type="date">
            <text:p>10.10.18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ArrayDeclaration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rrayDeclerationAssignment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rrayElementAssignment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outineCall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eturnCommand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Declaration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DeclarationAssignment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Assignment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WhileCommand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IfCommand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IfElseCommand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RoutineCommand</text:p>
          </table:table-cell>
          <table:table-cell/>
          <table:table-cell table:style-name="ce9" office:value-type="date" office:date-value="2018-10-10" calcext:value-type="date">
            <text:p>10.10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Benedikt</text:p>
          </table:table-cell>
          <table:table-cell table:number-columns-repeated="2" table:style-name="ce9" office:value-type="date" office:date-value="2018-01-08" calcext:value-type="date">
            <text:p>08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rac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raceIterato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raceState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TraceStatePosition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 calcext:value-type="string">
            <text:p>ConditionalBreakpoint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WatchExpress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ScopeTuple</text:p>
          </table:table-cell>
          <table:table-cell office:value-type="string" calcext:value-type="string">
            <text:p>Benedikt</text:p>
          </table:table-cell>
          <table:table-cell table:number-columns-repeated="2" table:style-name="ce9" office:value-type="date" office:date-value="2018-01-09" calcext:value-type="date">
            <text:p>09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ermGenerationVisitor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9" calcext:value-type="date">
            <text:p>09.0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r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rrayAccessRelational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rrayAccess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bleRelational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ble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tant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gative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naryArithmetic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erm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Float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Int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Long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Double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Char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Boolean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Array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ddi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bstrac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ultiplica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vis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dulo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ot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inary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r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nd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reEqualComparis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ss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ore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ss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ot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DL.Exceptions</text:p>
          </table:table-cell>
          <table:table-cell table:style-name="ce4" office:value-type="string" calcext:value-type="string">
            <text:p>DibuggerLogicExceptions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ariableNotFound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outineNotFoundExcept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issingReturnCall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nvalidProgram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Type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NumberArgu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turnType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rongTypeAssignmentException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readyDeclaredException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Control</text:p>
          </table:table-cell>
          <table:table-cell table:style-name="ce4" office:value-type="string" calcext:value-type="string">
            <text:p>ControlFacad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ExceptionHandle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ileHandlerInteractor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DebugLogicController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UI</text:p>
          </table:table-cell>
          <table:table-cell table:style-name="ce4" office:value-type="string" calcext:value-type="string">
            <text:p>GUIFacad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ainInterface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DebuggerPopUp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ErrorPopUp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DecisionPopUp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rrayValuePopUp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ariableSuggestionPopUp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ExpressionPanel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CommandPanel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ProgramPanel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WatchExpressionPanel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CondBreakpointPanel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Facade</text:p>
          </table:table-cell>
          <table:table-cell office:value-type="string" calcext:value-type="string">
            <text:p>FileHandlerFacad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nfiguration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nguage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B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B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perties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RDBF</text:p>
          </table:table-cell>
          <table:table-cell office:value-type="string" calcext:value-type="string">
            <text:p>RDBFProp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B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B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Prop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Pars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Additions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Block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DBFData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Excpetions</text:p>
          </table:table-cell>
          <table:table-cell office:value-type="string" calcext:value-type="string">
            <text:p>FileHandler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nguageNotFound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rseBlock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rseAssignment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nvalidLineType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.00.0000</text:date>, <text:time style:data-style-name="N2" text:time-value="21:26:11.6413040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0T21:27:49.786016789</dc:date>
    <meta:editing-duration>PT46M6S</meta:editing-duration>
    <meta:editing-cycles>21</meta:editing-cycles>
    <meta:generator>LibreOffice/5.1.6.2$Linux_X86_64 LibreOffice_project/10m0$Build-2</meta:generator>
    <meta:document-statistic meta:table-count="3" meta:cell-count="280" meta:object-count="0"/>
  </office:meta>
</office:document-meta>
</file>